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7.332cm" table:align="margins"/>
    </style:style>
    <style:style style:name="Tableau4.A" style:family="table-column">
      <style:table-column-properties style:column-width="1.349cm" style:rel-column-width="5102*"/>
    </style:style>
    <style:style style:name="Tableau4.B" style:family="table-column">
      <style:table-column-properties style:column-width="15.983cm" style:rel-column-width="60433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style="normal" style:font-name-asian="Arial1" style:font-size-asian="10pt" style:font-style-asian="normal" style:font-name-complex="Arial1" style:font-size-complex="10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3" style:family="paragraph" style:parent-style-name="Standard">
      <style:paragraph-properties fo:text-align="justify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use-window-font-color="true" style:text-underline-style="none" fo:font-weight="normal" style:font-name-asian="Courier New" style:font-weight-asian="normal" style:font-name-complex="Courier New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2">%#include decisionNonValide#%</text:p>
      <text:p text:style-name="P4"/>
      <text:p text:style-name="P3">%=TitreDocument=%</text:p>
      <text:p text:style-name="P1"/>
      <text:p text:style-name="P17">%=DecisionNumero=% %=Nip=%</text:p>
      <text:p text:style-name="P6">%=AyantDroit=%</text:p>
      <text:p text:style-name="P4"/>
      <text:p text:style-name="P6">%=TitreTiers=%</text:p>
      <text:p text:style-name="P4"/>
      <text:p text:style-name="P6">%=Paragraphe1=%</text:p>
      <text:p text:style-name="P4"/>
      <text:list text:style-name="L1">
        <text:list-item>
          <text:p text:style-name="P16">%=Paragraphe2=%</text:p>
        </text:list-item>
      </text:list>
      <text:p text:style-name="P4"/>
      <text:p text:style-name="P6">%=Paragraphe3=%</text:p>
      <text:p text:style-name="P7"><text:span text:style-name="T1">%#include </text:span><text:span text:style-name="T2">tableauPerseus</text:span><text:span text:style-name="T1">#%</text:span></text:p>
      <text:p text:style-name="P5"/>
      <text:p text:style-name="P8">%=Paragraphe4=%</text:p>
      <text:p text:style-name="P5"/>
      <text:p text:style-name="P8">%=Paragraphe5=%</text:p>
      <text:p text:style-name="P4"/>
      <text:p text:style-name="P6">%=Salutations=%</text:p>
      <text:p text:style-name="P4"/>
      <text:p text:style-name="P9">%#include signatureStandard#%</text:p>
      <text:p text:style-name="P14">%=pushToEnd()=%</text:p>
      <text:p text:style-name="P10">%=Reclamation=%</text:p>
      <text:p text:style-name="P13">%=Texte_Reclamation=%</text:p>
      <text:p text:style-name="P1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%=Copie=%</text:p>
          </table:table-cell>
          <table:table-cell table:style-name="Tableau1.A1" office:value-type="string">
            <text:p text:style-name="P12">%=Texte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2">%=Annexe=%</text:p>
          </table:table-cell>
          <table:table-cell table:style-name="Tableau4.A1" office:value-type="string">
            <text:p text:style-name="P12">%=TexteAnnexe=%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08-19T15:55:50</dc:date>
    <meta:printed-by>mike</meta:printed-by>
    <meta:print-date>2011-05-06T11:34:43</meta:print-date>
    <meta:editing-cycles>119</meta:editing-cycles>
    <meta:editing-duration>PT8H17M2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1" meta:word-count="27" meta:character-count="365"/>
  </office:meta>
</office:document-meta>
</file>